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paragraph-rsid="001a1676"/>
    </style:style>
    <style:style style:name="P2" style:family="paragraph" style:parent-style-name="Heading_20_3">
      <style:paragraph-properties fo:text-align="center" style:justify-single-word="false" fo:break-before="page"/>
      <style:text-properties officeooo:paragraph-rsid="001a1676"/>
    </style:style>
    <style:style style:name="P3" style:family="paragraph" style:parent-style-name="Heading_20_3">
      <style:paragraph-properties fo:text-align="center" style:justify-single-word="false"/>
      <style:text-properties officeooo:paragraph-rsid="001a56b2"/>
    </style:style>
    <style:style style:name="P4" style:family="paragraph" style:parent-style-name="Heading_20_3">
      <style:paragraph-properties fo:text-align="justify" style:justify-single-word="false"/>
      <style:text-properties officeooo:paragraph-rsid="001a56b2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4">
      <style:text-properties officeooo:paragraph-rsid="001a1676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>
      <style:paragraph-properties fo:text-align="center" style:justify-single-word="false"/>
      <style:text-properties officeooo:paragraph-rsid="001a1676"/>
    </style:style>
    <style:style style:name="P15" style:family="paragraph" style:parent-style-name="Text_20_body">
      <style:paragraph-properties fo:text-align="justify" style:justify-single-word="false"/>
      <style:text-properties officeooo:paragraph-rsid="001a56b2"/>
    </style:style>
    <style:style style:name="P16" style:family="paragraph" style:parent-style-name="Text_20_body" style:list-style-name="L9"/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Text_20_body" style:list-style-name="L12"/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Text_20_body" style:list-style-name="L23"/>
    <style:style style:name="P31" style:family="paragraph" style:parent-style-name="Text_20_body" style:list-style-name="L24"/>
    <style:style style:name="P32" style:family="paragraph" style:parent-style-name="Text_20_body" style:list-style-name="L25"/>
    <style:style style:name="P33" style:family="paragraph" style:parent-style-name="Text_20_body" style:list-style-name="L26"/>
    <style:style style:name="P34" style:family="paragraph" style:parent-style-name="Text_20_body" style:list-style-name="L27"/>
    <style:style style:name="P35" style:family="paragraph" style:parent-style-name="Text_20_body" style:list-style-name="L28"/>
    <style:style style:name="P36" style:family="paragraph" style:parent-style-name="Text_20_body" style:list-style-name="L29"/>
    <style:style style:name="P37" style:family="paragraph" style:parent-style-name="Text_20_body" style:list-style-name="L30"/>
    <style:style style:name="P38" style:family="paragraph" style:parent-style-name="Text_20_body" style:list-style-name="L31"/>
    <style:style style:name="P39" style:family="paragraph" style:parent-style-name="Text_20_body" style:list-style-name="L32"/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a56b2" style:font-size-asian="15pt" style:font-size-complex="15pt"/>
    </style:style>
    <style:style style:name="T3" style:family="text">
      <style:text-properties officeooo:rsid="001a16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1676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Strong_20_Emphasis"><text:span text:style-name="T1">Ключевой пользовательский сценарий – </text:span></text:span><text:span text:style-name="Strong_20_Emphasis"><text:span text:style-name="T2">V2.0</text:span></text:span></text:h>
      <text:p text:style-name="P15"><text:span text:style-name="Strong_20_Emphasis"><text:span text:style-name="T2"/></text:span></text:p>
      <text:h text:style-name="P4" text:outline-level="3"><text:span text:style-name="Strong_20_Emphasis"><text:span text:style-name="T2">User Flow для ключевого сценария</text:span></text:span></text:h>
      <text:list text:style-name="L9">
        <text:list-item>
          <text:p text:style-name="P16"><text:span text:style-name="Strong_20_Emphasis">Главная → Каталог имплантов → AR-примерка → Нейронастройки → Корзина → Криптооплата.</text:span></text:p>
        </text:list-item>
        <text:list-item>
          <text:p text:style-name="P16"><text:span text:style-name="Strong_20_Emphasis">Главная → Симулятор носителя → Юридическое соглашение → Резервная копия → Оплата.</text:span></text:p>
        </text:list-item>
      </text:list>
      <text:p text:style-name="Text_20_body"><text:span text:style-name="Strong_20_Emphasis">Альтернативные пути:</text:span></text:p>
      <text:list text:style-name="L10">
        <text:list-item>
          <text:p text:style-name="P17">Пользователь начинает с <text:span text:style-name="Strong_20_Emphasis">Сообщества</text:span> → выбирает имплант по рекомендациям.</text:p>
        </text:list-item>
        <text:list-item>
          <text:p text:style-name="P17">После переноса сознания → <text:span text:style-name="Strong_20_Emphasis">Синхронизация с облаком</text:span> → управление несколькими носителями.</text:p>
        </text:list-item>
      </text:list>
      <text:p text:style-name="P15"><text:span text:style-name="Strong_20_Emphasis"><text:span text:style-name="T2"/></text:span></text:p>
      <text:h text:style-name="P4" text:outline-level="3"><text:span text:style-name="Strong_20_Emphasis"><text:span text:style-name="T2">Доработки под 3077 год</text:span></text:span></text:h>
      <text:list text:style-name="L11">
        <text:list-item>
          <text:p text:style-name="P18"><text:span text:style-name="Strong_20_Emphasis">Нейроинтеграция:</text:span></text:p>
          <text:list>
            <text:list-item>
              <text:p text:style-name="P18">Управление интерфейсом силой мысли через встроенный чип.</text:p>
            </text:list-item>
            <text:list-item>
              <text:p text:style-name="P18">Автоматическая калибровка имплантов под нейросигналы.</text:p>
            </text:list-item>
          </text:list>
        </text:list-item>
        <text:list-item>
          <text:p text:style-name="P18"><text:span text:style-name="Strong_20_Emphasis">Кроссплатформенность:</text:span></text:p>
          <text:list>
            <text:list-item>
              <text:p text:style-name="P18">Перенос сознания в VR, робота или клон тела через облако.</text:p>
            </text:list-item>
          </text:list>
        </text:list-item>
        <text:list-item>
          <text:p text:style-name="P18"><text:span text:style-name="Strong_20_Emphasis">Эмоциональный ИИ:</text:span></text:p>
          <text:list>
            <text:list-item>
              <text:p text:style-name="P18">Ассистент анализирует настроение пользователя и предлагает поддержку (например, после переноса сознания).</text:p>
            </text:list-item>
          </text:list>
        </text:list-item>
      </text:list>
      <text:p text:style-name="Horizontal_20_Line"/>
      <text:h text:style-name="Heading_20_3" text:outline-level="3"><text:span text:style-name="Strong_20_Emphasis">Итог</text:span></text:h>
      <text:p text:style-name="Text_20_body">Интерфейс объединяет медицинскую точность (как у Medtronic), инновации Open Bionics и футуризм 3077 года. Акцент на:</text:p>
      <text:list text:style-name="L12">
        <text:list-item>
          <text:p text:style-name="P19"><text:span text:style-name="Strong_20_Emphasis">Безопасность:</text:span> Блокчейн, биометрия, шифрование.</text:p>
        </text:list-item>
        <text:list-item>
          <text:p text:style-name="P19"><text:span text:style-name="Strong_20_Emphasis">Персонализацию:</text:span> От аниме-стилей до нейроинтерфейсов.</text:p>
        </text:list-item>
        <text:list-item>
          <text:p text:style-name="P19"><text:span text:style-name="Strong_20_Emphasis">Комьюнити:</text:span> Геймификация и социальная сеть для глобальной аудитории.</text:p>
        </text:list-item>
      </text:list>
      <text:p text:style-name="Text_20_body"><text:span text:style-name="Strong_20_Emphasis">Примеры элементов:</text:span></text:p>
      <text:list text:style-name="L13">
        <text:list-item>
          <text:p text:style-name="P20">На главной странице — голограмма-ассистент с адаптивным характером.</text:p>
        </text:list-item>
        <text:list-item>
          <text:p text:style-name="P20">В карточке тела — кнопка «Полет в режиме симуляции» для тест-драйва.</text:p>
        </text:list-item>
        <text:list-item>
          <text:p text:style-name="P20"><text:soft-page-break/>В сообществе — NFT-галерея пользовательских дизайнов имплантов.</text:p>
        </text:list-item>
      </text:list>
      <text:p text:style-name="Text_20_body">Эскизы для Figma можно создать на основе этой структуры, добавив AR-окна, блоки с нейронастройками и VR-превью.</text:p>
      <text:p text:style-name="P15"><text:span text:style-name="Strong_20_Emphasis"><text:span text:style-name="T2"/></text:span></text:p>
      <text:h text:style-name="P4" text:outline-level="3"><text:span text:style-name="Strong_20_Emphasis"><text:span text:style-name="T2">Ключевой пользовательский сценарий: «Первая установка кибер-импланта и переход на цифровое бессмертие»</text:span></text:span></text:h>
      <text:p text:style-name="Text_20_body"><text:span text:style-name="Strong_20_Emphasis">Год: 3077</text:span><text:line-break/><text:span text:style-name="Strong_20_Emphasis">Целевая аудитория:</text:span> Пожилые люди, инвалиды, киберэнтузиасты, трансгуманисты.</text:p>
      <text:p text:style-name="Horizontal_20_Line"/>
      <text:h text:style-name="Heading_20_4" text:outline-level="4"><text:span text:style-name="Strong_20_Emphasis">1. Старт: Персонализированный вход</text:span></text:h>
      <text:p text:style-name="Text_20_body"><text:span text:style-name="Strong_20_Emphasis">Действие:</text:span><text:line-break/>Пользователь открывает приложение. Система автоматически определяет его нейрочип и предлагает:</text:p>
      <text:list text:style-name="L14">
        <text:list-item>
          <text:p text:style-name="P21"><text:span text:style-name="Strong_20_Emphasis">Режим «Новичок»:</text:span> Упрощённый интерфейс с голосовым ассистентом.</text:p>
        </text:list-item>
        <text:list-item>
          <text:p text:style-name="P21"><text:span text:style-name="Strong_20_Emphasis">Режим «Продвинутый»:</text:span> Прямой доступ к AR, нейронастройкам и криптокошельку.</text:p>
        </text:list-item>
      </text:list>
      <text:p text:style-name="Text_20_body"><text:span text:style-name="Strong_20_Emphasis">Интерфейс:</text:span></text:p>
      <text:list text:style-name="L15">
        <text:list-item>
          <text:p text:style-name="P22"><text:span text:style-name="Strong_20_Emphasis">Голограмма-ассистент:</text:span> «Добро пожаловать! Хотите заменить орган, улучшить тело или стать цифровым бессмертным?».</text:p>
        </text:list-item>
        <text:list-item>
          <text:p text:style-name="P22"><text:span text:style-name="Strong_20_Emphasis">Баннеры:</text:span></text:p>
          <text:list>
            <text:list-item>
              <text:p text:style-name="P22">«Акция: NFT-дизайн импланта в подарок при заказе тела».</text:p>
            </text:list-item>
            <text:list-item>
              <text:p text:style-name="P22">«Бесплатная резервная копия сознания для новых пользователей».</text:p>
            </text:list-item>
          </text:list>
        </text:list-item>
      </text:list>
      <text:p text:style-name="Text_20_body"><text:span text:style-name="Strong_20_Emphasis">Переходы:</text:span></text:p>
      <text:list text:style-name="L16">
        <text:list-item>
          <text:p text:style-name="P23">Выбор «Улучшить тело» → <text:span text:style-name="Strong_20_Emphasis">Каталог имплантов</text:span>.</text:p>
        </text:list-item>
        <text:list-item>
          <text:p text:style-name="P23">Выбор «Цифровое бессмертие» → <text:span text:style-name="Strong_20_Emphasis">Симулятор носителя</text:span>.</text:p>
        </text:list-item>
      </text:list>
      <text:p text:style-name="Horizontal_20_Line"/>
      <text:h text:style-name="Heading_20_4" text:outline-level="4"><text:span text:style-name="Strong_20_Emphasis">2. Выбор импланта через AR + нейроинтерфейс</text:span></text:h>
      <text:p text:style-name="Text_20_body"><text:span text:style-name="Strong_20_Emphasis">Действие:</text:span><text:line-break/>Пользователь выбирает «Бионическое сердце» в каталоге. Система сканирует его тело через камеру и проецирует имплант в AR.</text:p>
      <text:p text:style-name="Text_20_body"><text:span text:style-name="Strong_20_Emphasis">Интерфейс:</text:span></text:p>
      <text:list text:style-name="L17">
        <text:list-item>
          <text:p text:style-name="P24"><text:span text:style-name="Strong_20_Emphasis">AR-окно:</text:span> 3D-модель сердца с анимацией работы. Кнопки:</text:p>
          <text:list>
            <text:list-item>
              <text:p text:style-name="P24">«Тест-драйв»: Симуляция пульса и выносливости через нейроимпульсы.</text:p>
            </text:list-item>
            <text:list-item>
              <text:p text:style-name="P24">«Совет ИИ-доктора»: Анализ EHR (аллергии, совместимость).</text:p>
            </text:list-item>
          </text:list>
        </text:list-item>
        <text:list-item>
          <text:p text:style-name="P24"><text:soft-page-break/><text:span text:style-name="Strong_20_Emphasis">NFT-маркетплейс:</text:span> Галерея дизайнов («Киберготика», «Неоновый стиль»).</text:p>
        </text:list-item>
      </text:list>
      <text:p text:style-name="Text_20_body"><text:span text:style-name="Strong_20_Emphasis">Персонализация:</text:span></text:p>
      <text:list text:style-name="L18">
        <text:list-item>
          <text:p text:style-name="P25">Нейронастройка чувствительности: Пользователь мысленно «сжимает» виртуальный объект для калибровки.</text:p>
        </text:list-item>
      </text:list>
      <text:p text:style-name="Text_20_body"><text:span text:style-name="Strong_20_Emphasis">Переходы:</text:span></text:p>
      <text:list text:style-name="L19">
        <text:list-item>
          <text:p text:style-name="P26">«Добавить в корзину» → <text:span text:style-name="Strong_20_Emphasis">Криптокорзина</text:span>.</text:p>
        </text:list-item>
      </text:list>
      <text:p text:style-name="Horizontal_20_Line"/>
      <text:h text:style-name="Heading_20_4" text:outline-level="4"><text:span text:style-name="Strong_20_Emphasis">3. Криптооплата и блокчейн-гарантия</text:span></text:h>
      <text:p text:style-name="Text_20_body"><text:span text:style-name="Strong_20_Emphasis">Действие:</text:span><text:line-break/>Пользователь оформляет заказ, включая резервную копию сознания.</text:p>
      <text:p text:style-name="Text_20_body"><text:span text:style-name="Strong_20_Emphasis">Интерфейс:</text:span></text:p>
      <text:list text:style-name="L20">
        <text:list-item>
          <text:p text:style-name="P27"><text:span text:style-name="Strong_20_Emphasis">Корзина:</text:span></text:p>
          <text:list>
            <text:list-item>
              <text:p text:style-name="P27">Имплант: Бионическое сердце (NFT-дизайн «Неон»).</text:p>
            </text:list-item>
            <text:list-item>
              <text:p text:style-name="P27">Услуга: Резервная копия сознания (скидка 30%).</text:p>
            </text:list-item>
          </text:list>
        </text:list-item>
        <text:list-item>
          <text:p text:style-name="P27"><text:span text:style-name="Strong_20_Emphasis">Оплата:</text:span></text:p>
          <text:list>
            <text:list-item>
              <text:p text:style-name="P27">Выбор валюты: BTC, ETH, токены компании.</text:p>
            </text:list-item>
            <text:list-item>
              <text:p text:style-name="P27">Подтверждение транзакции нейроимпульсом.</text:p>
            </text:list-item>
          </text:list>
        </text:list-item>
        <text:list-item>
          <text:p text:style-name="P27"><text:span text:style-name="Strong_20_Emphasis">Блокчейн-договор:</text:span></text:p>
          <text:list>
            <text:list-item>
              <text:p text:style-name="P27">Автоматическая генерация смарт-контракта с условиями гарантии.</text:p>
            </text:list-item>
          </text:list>
        </text:list-item>
      </text:list>
      <text:p text:style-name="Text_20_body"><text:span text:style-name="Strong_20_Emphasis">Переходы:</text:span></text:p>
      <text:list text:style-name="L21">
        <text:list-item>
          <text:p text:style-name="P28">Успешная оплата → <text:span text:style-name="Strong_20_Emphasis">Трекинг заказа + доступ к сообществу «Киберпионеры»</text:span>.</text:p>
        </text:list-item>
      </text:list>
      <text:p text:style-name="Horizontal_20_Line"/>
      <text:h text:style-name="Heading_20_4" text:outline-level="4"><text:span text:style-name="Strong_20_Emphasis">4. Подготовка к операции: VR-симуляция + EHR</text:span></text:h>
      <text:p text:style-name="Text_20_body"><text:span text:style-name="Strong_20_Emphasis">Действие:</text:span><text:line-break/>Пользователь готовится к установке импланта.</text:p>
      <text:p text:style-name="Text_20_body"><text:span text:style-name="Strong_20_Emphasis">Интерфейс:</text:span></text:p>
      <text:list text:style-name="L22">
        <text:list-item>
          <text:p text:style-name="P29"><text:span text:style-name="Strong_20_Emphasis">VR-симулятор:</text:span></text:p>
          <text:list>
            <text:list-item>
              <text:p text:style-name="P29">Мини-игра «Установка сердца»: Пошаговые подсказки хирурга.</text:p>
            </text:list-item>
            <text:list-item>
              <text:p text:style-name="P29">Квест: «Выполните 5 точных разрезов → бейдж «Киберхирург»».</text:p>
            </text:list-item>
          </text:list>
        </text:list-item>
        <text:list-item>
          <text:p text:style-name="P29"><text:span text:style-name="Strong_20_Emphasis">Интеграция с EHR:</text:span></text:p>
          <text:list>
            <text:list-item>
              <text:p text:style-name="P29">Автозагрузка данных: Группа крови, аллергии, история болезней.</text:p>
            </text:list-item>
            <text:list-item>
              <text:p text:style-name="P29"><text:soft-page-break/>Кнопка «Экспорт для хирурга» → зашифрованный файл в блокчейн.</text:p>
            </text:list-item>
          </text:list>
        </text:list-item>
      </text:list>
      <text:p text:style-name="Text_20_body"><text:span text:style-name="Strong_20_Emphasis">Юридический раздел:</text:span></text:p>
      <text:list text:style-name="L23">
        <text:list-item>
          <text:p text:style-name="P30">Цифровое согласие на операцию с нейроподписью.</text:p>
        </text:list-item>
      </text:list>
      <text:p text:style-name="Text_20_body"><text:span text:style-name="Strong_20_Emphasis">Переходы:</text:span></text:p>
      <text:list text:style-name="L24">
        <text:list-item>
          <text:p text:style-name="P31">Завершение симуляции → <text:span text:style-name="Strong_20_Emphasis">Календарь: выбор даты операции</text:span>.</text:p>
        </text:list-item>
      </text:list>
      <text:p text:style-name="Horizontal_20_Line"/>
      <text:h text:style-name="Heading_20_4" text:outline-level="4"><text:span text:style-name="Strong_20_Emphasis">5. Пост-установка: Управление имплантом + геймификация</text:span></text:h>
      <text:p text:style-name="Text_20_body"><text:span text:style-name="Strong_20_Emphasis">Действие:</text:span><text:line-break/>После операции пользователь настраивает имплант и получает бейдж.</text:p>
      <text:p text:style-name="Text_20_body"><text:span text:style-name="Strong_20_Emphasis">Интерфейс:</text:span></text:p>
      <text:list text:style-name="L25">
        <text:list-item>
          <text:p text:style-name="P32"><text:span text:style-name="Strong_20_Emphasis">Дашборд «Моя кибержизнь»:</text:span></text:p>
          <text:list>
            <text:list-item>
              <text:p text:style-name="P32">Пульс, уровень энергии, совместимость с организмом.</text:p>
            </text:list-item>
            <text:list-item>
              <text:p text:style-name="P32">Кнопка «Экстренный ИИ-доктор»: Диагностика сбоев.</text:p>
            </text:list-item>
          </text:list>
        </text:list-item>
        <text:list-item>
          <text:p text:style-name="P32"><text:span text:style-name="Strong_20_Emphasis">Геймификация:</text:span></text:p>
          <text:list>
            <text:list-item>
              <text:p text:style-name="P32">Бейдж «Сердце будущего» → открывает доступ к эксклюзивным NFT.</text:p>
            </text:list-item>
            <text:list-item>
              <text:p text:style-name="P32">Квест: «Пройдите 10 км с новым сердцем → скидка на тело».</text:p>
            </text:list-item>
          </text:list>
        </text:list-item>
      </text:list>
      <text:p text:style-name="Text_20_body"><text:span text:style-name="Strong_20_Emphasis">Переходы:</text:span></text:p>
      <text:list text:style-name="L26">
        <text:list-item>
          <text:p text:style-name="P33">«Попробовать новое тело» → <text:span text:style-name="Strong_20_Emphasis">Симулятор носителя</text:span>.</text:p>
        </text:list-item>
      </text:list>
      <text:p text:style-name="Horizontal_20_Line"/>
      <text:h text:style-name="Heading_20_4" text:outline-level="4"><text:span text:style-name="Strong_20_Emphasis">6. Перенос сознания: Тест-драйв носителя + блокчейн-бессмертие</text:span></text:h>
      <text:p text:style-name="Text_20_body"><text:span text:style-name="Strong_20_Emphasis">Действие:</text:span><text:line-break/>Пользователь тестирует аниме-тело в VR и оформляет перенос.</text:p>
      <text:p text:style-name="Text_20_body"><text:span text:style-name="Strong_20_Emphasis">Интерфейс:</text:span></text:p>
      <text:list text:style-name="L27">
        <text:list-item>
          <text:p text:style-name="P34"><text:span text:style-name="Strong_20_Emphasis">VR-симулятор:</text:span></text:p>
          <text:list>
            <text:list-item>
              <text:p text:style-name="P34">Настройка параметров: Рост 190 см, крылья, неоновая кожа.</text:p>
            </text:list-item>
            <text:list-item>
              <text:p text:style-name="P34">Тест-драйв: Полет над городом 3077 года.</text:p>
            </text:list-item>
          </text:list>
        </text:list-item>
        <text:list-item>
          <text:p text:style-name="P34"><text:span text:style-name="Strong_20_Emphasis">Репозиторий сознания:</text:span></text:p>
          <text:list>
            <text:list-item>
              <text:p text:style-name="P34">Резервная копия создается автоматически → хранится в децентрализованном облаке.</text:p>
            </text:list-item>
            <text:list-item>
              <text:p text:style-name="P34">Кнопка «Привязать к NFT» → цифровое сознание становится активом.</text:p>
            </text:list-item>
          </text:list>
        </text:list-item>
        <text:list-item>
          <text:p text:style-name="P34"><text:span text:style-name="Strong_20_Emphasis">Юридический раздел:</text:span></text:p>
          <text:list>
            <text:list-item>
              <text:p text:style-name="P34"><text:soft-page-break/>Договор: «Права на ваше цифровое «я» остаются у вас на 99 лет».</text:p>
            </text:list-item>
          </text:list>
        </text:list-item>
      </text:list>
      <text:p text:style-name="Text_20_body"><text:span text:style-name="Strong_20_Emphasis">Переходы:</text:span></text:p>
      <text:list text:style-name="L28">
        <text:list-item>
          <text:p text:style-name="P35">Подписание договора → <text:span text:style-name="Strong_20_Emphasis">Оплата криптовалютой</text:span>.</text:p>
        </text:list-item>
      </text:list>
      <text:p text:style-name="Horizontal_20_Line"/>
      <text:h text:style-name="Heading_20_4" text:outline-level="4"><text:span text:style-name="Strong_20_Emphasis">7. Финал: Синхронизация + сообщество</text:span></text:h>
      <text:p text:style-name="Text_20_body"><text:span text:style-name="Strong_20_Emphasis">Действие:</text:span><text:line-break/>Пользователь присоединяется к сообществу и управляет несколькими носителями.</text:p>
      <text:p text:style-name="Text_20_body"><text:span text:style-name="Strong_20_Emphasis">Интерфейс:</text:span></text:p>
      <text:list text:style-name="L29">
        <text:list-item>
          <text:p text:style-name="P36"><text:span text:style-name="Strong_20_Emphasis">Сообщество «Трансценденты»:</text:span></text:p>
          <text:list>
            <text:list-item>
              <text:p text:style-name="P36">Голосование за новые функции тел.</text:p>
            </text:list-item>
            <text:list-item>
              <text:p text:style-name="P36">NFT-галерея: Показ дизайнов имплантов.</text:p>
            </text:list-item>
          </text:list>
        </text:list-item>
        <text:list-item>
          <text:p text:style-name="P36"><text:span text:style-name="Strong_20_Emphasis">Кроссплатформенность:</text:span></text:p>
          <text:list>
            <text:list-item>
              <text:p text:style-name="P36">Переключение между телами: Робот, VR-аватар, клон.</text:p>
            </text:list-item>
            <text:list-item>
              <text:p text:style-name="P36">Синхронизация данных через облако.</text:p>
            </text:list-item>
          </text:list>
        </text:list-item>
      </text:list>
      <text:p text:style-name="Text_20_body"><text:span text:style-name="Strong_20_Emphasis">Эмоциональный ИИ:</text:span></text:p>
      <text:list text:style-name="L30">
        <text:list-item>
          <text:p text:style-name="P37">Ассистент анализирует настроение: «Вы выглядите счастливее в новом теле!».</text:p>
        </text:list-item>
      </text:list>
      <text:p text:style-name="Horizontal_20_Line"/>
      <text:h text:style-name="Heading_20_3" text:outline-level="3"><text:span text:style-name="Strong_20_Emphasis">User Flow:</text:span></text:h>
      <text:p text:style-name="Text_20_body"><text:span text:style-name="Source_20_Text">Старт → Каталог → AR-примерка → Криптооплата → VR-подготовка → Управление → Перенос → Сообщество</text:span></text:p>
      <text:p text:style-name="Text_20_body"><text:span text:style-name="Strong_20_Emphasis">Альтернативные пути:</text:span></text:p>
      <text:list text:style-name="L31">
        <text:list-item>
          <text:p text:style-name="P38"><text:span text:style-name="Strong_20_Emphasis">Для пожилых:</text:span> Пропуск AR/нейроинтерфейсов → выбор через голосового ассистента.</text:p>
        </text:list-item>
        <text:list-item>
          <text:p text:style-name="P38"><text:span text:style-name="Strong_20_Emphasis">Для инвалидов:</text:span> Автоматические рекомендации имплантов на основе EHR.</text:p>
        </text:list-item>
      </text:list>
      <text:p text:style-name="Horizontal_20_Line"/>
      <text:h text:style-name="Heading_20_3" text:outline-level="3"><text:span text:style-name="Strong_20_Emphasis">Проверка требований:</text:span></text:h>
      <text:list text:style-name="L32">
        <text:list-item>
          <text:p text:style-name="P39"><text:span text:style-name="Strong_20_Emphasis">Доступность:</text:span></text:p>
          <text:list>
            <text:list-item>
              <text:p text:style-name="P39">Режим для слабовидящих, голосовое управление, контрастные цвета.</text:p>
            </text:list-item>
          </text:list>
        </text:list-item>
        <text:list-item>
          <text:p text:style-name="P39"><text:span text:style-name="Strong_20_Emphasis">Безопасность:</text:span></text:p>
          <text:list>
            <text:list-item>
              <text:p text:style-name="P39">Блокчейн для данных сознания, двухфакторная нейроаутентификация.</text:p>
            </text:list-item>
          </text:list>
        </text:list-item>
        <text:list-item>
          <text:p text:style-name="P39"><text:span text:style-name="Strong_20_Emphasis">Персонализация:</text:span></text:p>
          <text:list>
            <text:list-item>
              <text:p text:style-name="P39">NFT-дизайны, выбор тел (аниме, роботы), адаптивный интерфейс.</text:p>
            </text:list-item>
          </text:list>
        </text:list-item>
        <text:list-item>
          <text:p text:style-name="P39"><text:soft-page-break/><text:span text:style-name="Strong_20_Emphasis">Юридические аспекты:</text:span></text:p>
          <text:list>
            <text:list-item>
              <text:p text:style-name="P39">Цифровые договоры, раздел «Права цифрового сознания».</text:p>
            </text:list-item>
          </text:list>
        </text:list-item>
        <text:list-item>
          <text:p text:style-name="P39"><text:span text:style-name="Strong_20_Emphasis">Геймификация:</text:span></text:p>
          <text:list>
            <text:list-item>
              <text:p text:style-name="P39">Бейджи, квесты, NFT-награды.</text:p>
            </text:list-item>
          </text:list>
        </text:list-item>
      </text:list>
      <text:p text:style-name="Text_20_body"><text:span text:style-name="Strong_20_Emphasis">Итог:</text:span> Сценарий охватывает все этапы — от выбора импланта до входа в сообщество цифровых бессмертных, сохраняя баланс между футуризмом и юзабилити.</text:p>
      <text:p text:style-name="P15"><text:span text:style-name="Strong_20_Emphasis"><text:span text:style-name="T2"/></text:span></text:p>
      <text:h text:style-name="P2" text:outline-level="3"><text:span text:style-name="Strong_20_Emphasis"><text:span text:style-name="T1">Ключевой пользовательский сценарий – </text:span></text:span><text:span text:style-name="Strong_20_Emphasis"><text:span text:style-name="T2">V1.0</text:span></text:span></text:h>
      <text:h text:style-name="P1" text:outline-level="3"><text:span text:style-name="Strong_20_Emphasis"><text:span text:style-name="T1">"Первая установка кибер-импланта и переход на новый носитель"</text:span></text:span></text:h>
      <text:p text:style-name="P14"><text:span text:style-name="Strong_20_Emphasis"><text:span text:style-name="T1"/></text:span></text:p>
      <text:h text:style-name="Heading_20_4" text:outline-level="4"><text:span text:style-name="Strong_20_Emphasis">1. Старт: Персонализированная onboarding-сессия</text:span></text:h>
      <text:list text:style-name="L1">
        <text:list-item>
          <text:p text:style-name="P5"><text:span text:style-name="Strong_20_Emphasis">Действие:</text:span> Пользователь открывает приложение, проходит быструю регистрацию (биометрия + двухфакторная аутентификация).</text:p>
        </text:list-item>
        <text:list-item>
          <text:p text:style-name="P5"><text:span text:style-name="Strong_20_Emphasis">Интерфейс:</text:span></text:p>
          <text:list>
            <text:list-item>
              <text:p text:style-name="P5">Всплывает адаптивный опросник:</text:p>
              <text:list>
                <text:list-item>
                  <text:p text:style-name="P5"><text:span text:style-name="Emphasis">Цель использования:</text:span> «Импланты» / «Перенос сознания» / «Исследую возможности».</text:p>
                </text:list-item>
                <text:list-item>
                  <text:p text:style-name="P5"><text:span text:style-name="Emphasis">Уровень опыта:</text:span> «Новичок» / «Продвинутый».</text:p>
                </text:list-item>
              </text:list>
            </text:list-item>
            <text:list-item>
              <text:p text:style-name="P5">Для новичков запускается <text:span text:style-name="Strong_20_Emphasis">голосовой ассистент с эмоциональным ИИ</text:span> («Привет! Я помогу тебе стать сильнее, быстрее… или даже бессмертным. Куда начнем?»)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Выбор импланта через AR/3D-примерку</text:span></text:h>
      <text:list text:style-name="L2">
        <text:list-item>
          <text:p text:style-name="P6"><text:span text:style-name="Strong_20_Emphasis">Действие:</text:span> Пользователь выбирает «Каталог имплантов» → фильтры по функциям (нейроинтерфейс, бионическая конечность, сенсорный усилитель).</text:p>
        </text:list-item>
        <text:list-item>
          <text:p text:style-name="P6"><text:span text:style-name="Strong_20_Emphasis">Интерфейс:</text:span></text:p>
          <text:list>
            <text:list-item>
              <text:p text:style-name="P6">AR-камера сканирует тело → на экране проецируется <text:span text:style-name="Strong_20_Emphasis">3D-модель импланта</text:span> (например, кибер-рука).</text:p>
            </text:list-item>
            <text:list-item>
              <text:p text:style-name="P6">Режим «Тест-драйв»: имитация работы импланта (например, пользователь «чувствует» силу захвата через виброотклик).</text:p>
            </text:list-item>
            <text:list-item>
              <text:p text:style-name="P6">Кнопка «Совет врача»: переход в раздел телемедицины для консультации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Настройка и покупка</text:span></text:h>
      <text:list text:style-name="L3">
        <text:list-item>
          <text:p text:style-name="P7"><text:span text:style-name="Strong_20_Emphasis">Действие:</text:span></text:p>
          <text:list>
            <text:list-item>
              <text:p text:style-name="P7">Пользователь кастомизирует дизайн импланта (цвет, текстура) и функционал (режимы работы, совместимость с нейроинтерфейсом).</text:p>
            </text:list-item>
            <text:list-item>
              <text:p text:style-name="P7">Добавляет имплант в корзину → оплачивает через <text:span text:style-name="Strong_20_Emphasis">криптоплатежи</text:span> (BTC/ETH или токены компании).</text:p>
            </text:list-item>
          </text:list>
        </text:list-item>
        <text:list-item>
          <text:p text:style-name="P7"><text:span text:style-name="Strong_20_Emphasis">Интерфейс:</text:span></text:p>
          <text:list>
            <text:list-item>
              <text:p text:style-name="P7"><text:soft-page-break/>Всплывает подсказка: «Добавить резервную копию сознания? Скидка 20% при комплексном заказе».</text:p>
            </text:list-item>
            <text:list-item>
              <text:p text:style-name="P7">Кнопка «Срочная доставка»: выбор даты операции с интеграцией в календарь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Подготовка к операции</text:span></text:h>
      <text:list text:style-name="L4">
        <text:list-item>
          <text:p text:style-name="P8"><text:span text:style-name="Strong_20_Emphasis">Действие:</text:span></text:p>
          <text:list>
            <text:list-item>
              <text:p text:style-name="P9">Пользователь загружает медицинские данные через интеграцию с EHR <text:span text:style-name="T3">(</text:span><text:span text:style-name="T5">э</text:span><text:span text:style-name="Strong_20_Emphasis"><text:span text:style-name="T4">лектронная</text:span></text:span><text:span text:style-name="Strong_20_Emphasis"> медицинская карта пациента</text:span><text:span text:style-name="T3">)</text:span> (например, аллергии, группа крови).</text:p>
            </text:list-item>
            <text:list-item>
              <text:p text:style-name="P8">Проходит виртуальный <text:span text:style-name="Strong_20_Emphasis">симулятор имплантации</text:span> (мини-игра для понимания процедуры).</text:p>
            </text:list-item>
          </text:list>
        </text:list-item>
        <text:list-item>
          <text:p text:style-name="P8"><text:span text:style-name="Strong_20_Emphasis">Интерфейс:</text:span></text:p>
          <text:list>
            <text:list-item>
              <text:p text:style-name="P8">Раздел «Риски и этика»: подписание цифрового согласия с блокчейн-подтверждением.</text:p>
            </text:list-item>
            <text:list-item>
              <text:p text:style-name="P8">Чат с хирургом: обсуждение деталей через зашифрованный видеочат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После установки: управление имплантом</text:span></text:h>
      <text:list text:style-name="L5">
        <text:list-item>
          <text:p text:style-name="P10"><text:span text:style-name="Strong_20_Emphasis">Действие:</text:span></text:p>
          <text:list>
            <text:list-item>
              <text:p text:style-name="P10">В приложении активируется раздел «Мое тело» → дашборд с данными импланта (зарядка, совместимость с организмом).</text:p>
            </text:list-item>
            <text:list-item>
              <text:p text:style-name="P10">Пользователь настраивает жесты для управления имплантом (например, двойное касание для включения «режима силы»).</text:p>
            </text:list-item>
          </text:list>
        </text:list-item>
        <text:list-item>
          <text:p text:style-name="P10"><text:span text:style-name="Strong_20_Emphasis">Интерфейс:</text:span></text:p>
          <text:list>
            <text:list-item>
              <text:p text:style-name="P10">Уведомление: «Поздравляем! Вы получили бейдж “Кибер-пионер”. Поделитесь в сообществе?».</text:p>
            </text:list-item>
            <text:list-item>
              <text:p text:style-name="P10">Кнопка «Экстренная помощь»: прямой вызов ИИ-бота при сбоях («Обнаружена перегрузка… Рекомендую снизить нагрузку»).</text:p>
            </text:list-item>
          </text:list>
        </text:list-item>
      </text:list>
      <text:p text:style-name="Horizontal_20_Line"/>
      <text:h text:style-name="Heading_20_4" text:outline-level="4"><text:span text:style-name="Strong_20_Emphasis">6. Переход к переносу сознания (upsell)</text:span></text:h>
      <text:list text:style-name="L6">
        <text:list-item>
          <text:p text:style-name="P11"><text:span text:style-name="Strong_20_Emphasis">Действие:</text:span></text:p>
          <text:list>
            <text:list-item>
              <text:p text:style-name="P11">Пользователь получает персонализированное предложение: «Готовы стать неограниченным? Попробуйте носитель X9».</text:p>
            </text:list-item>
            <text:list-item>
              <text:p text:style-name="P11">Выбирает «Симулятор носителя» → тестирует виртуальное тело в VR-среде (скорость, выносливость, внешность).</text:p>
            </text:list-item>
          </text:list>
        </text:list-item>
        <text:list-item>
          <text:p text:style-name="P11"><text:soft-page-break/><text:span text:style-name="Strong_20_Emphasis">Интерфейс:</text:span></text:p>
          <text:list>
            <text:list-item>
              <text:p text:style-name="P11">Опция «Резервное копирование»: сохранение текущего сознания в защищенное облако.</text:p>
            </text:list-item>
            <text:list-item>
              <text:p text:style-name="P11">Раздел «Цифровое бессмертие»: выбор тарифа (разовая загрузка / подписка на обновления носителей).</text:p>
            </text:list-item>
          </text:list>
        </text:list-item>
      </text:list>
      <text:p text:style-name="Horizontal_20_Line"/>
      <text:h text:style-name="Heading_20_4" text:outline-level="4"><text:span text:style-name="Strong_20_Emphasis">7. Финал: синхронизация и сообщество</text:span></text:h>
      <text:list text:style-name="L7">
        <text:list-item>
          <text:p text:style-name="P12"><text:span text:style-name="Strong_20_Emphasis">Действие:</text:span></text:p>
          <text:list>
            <text:list-item>
              <text:p text:style-name="P12">Пользователь подключает новый носитель к приложению → данные синхронизируются через облако.</text:p>
            </text:list-item>
            <text:list-item>
              <text:p text:style-name="P12">Вступает в закрытое сообщество «Трансценденты» → участвует в голосовании за новые функции носителей.</text:p>
            </text:list-item>
          </text:list>
        </text:list-item>
        <text:list-item>
          <text:p text:style-name="P12"><text:span text:style-name="Strong_20_Emphasis">Интерфейс:</text:span></text:p>
          <text:list>
            <text:list-item>
              <text:p text:style-name="P12">Дашборд «Моя эволюция»: график улучшений тела, достижения.</text:p>
            </text:list-item>
            <text:list-item>
              <text:p text:style-name="P12">Кнопка «Перезагрузить сознание»: экстренный откат к предыдущей версии из резерва.</text:p>
            </text:list-item>
          </text:list>
        </text:list-item>
      </text:list>
      <text:p text:style-name="Horizontal_20_Line"/>
      <text:h text:style-name="Heading_20_3" text:outline-level="3"><text:span text:style-name="Strong_20_Emphasis">Особенности сценария:</text:span></text:h>
      <text:list text:style-name="L8">
        <text:list-item>
          <text:p text:style-name="P13"><text:span text:style-name="Strong_20_Emphasis">Геймификация:</text:span> Бейджи и квесты мотивируют на освоение функций («Пройдите 5 тренировок → доступ к скрытому режиму»).</text:p>
        </text:list-item>
        <text:list-item>
          <text:p text:style-name="P13"><text:span text:style-name="Strong_20_Emphasis">Безопасность:</text:span> Все критические действия (операция, перенос сознания) требуют подтверждения через биометрию + блокчейн.</text:p>
        </text:list-item>
        <text:list-item>
          <text:p text:style-name="P13"><text:span text:style-name="Strong_20_Emphasis">Адаптивность:</text:span> Для продвинутых пользователей открываются «скрытые» настройки (например, кастомизация нейроимпульсов).</text:p>
        </text:list-item>
      </text:list>
      <text:p text:style-name="Text_20_body"><text:span text:style-name="Strong_20_Emphasis">Целевое действие завершено:</text:span> Пользователь не только установил имплант, но и совершил апселл — начал переход к цифровому бессмертию, оставаясь в экосистеме сервиса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9:42:16.941169231</meta:creation-date>
    <meta:generator>LibreOffice/7.5.1.2$MacOSX_X86_64 LibreOffice_project/fcbaee479e84c6cd81291587d2ee68cba099e129</meta:generator>
    <dc:date>2025-03-22T20:55:38.397636424</dc:date>
    <meta:editing-duration>PT1H6M4S</meta:editing-duration>
    <meta:editing-cycles>4</meta:editing-cycles>
    <meta:document-statistic meta:table-count="0" meta:image-count="0" meta:object-count="0" meta:page-count="9" meta:paragraph-count="183" meta:word-count="1281" meta:character-count="9788" meta:non-whitespace-character-count="8810"/>
  </office:meta>
</office:document-meta>
</file>